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Trebuchet MS" svg:font-family="'Trebuchet MS'" style:font-family-generic="swiss"/>
    <style:font-face style:name="Angsana New" svg:font-family="'Angsana New'" style:font-family-generic="system"/>
    <style:font-face style:name="AR PL KaitiM GB" svg:font-family="'AR PL KaitiM GB'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AR PL KaitiM GB1" svg:font-family="'AR PL KaitiM GB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left="0cm" fo:margin-right="0cm" fo:margin-top="0cm" fo:margin-bottom="0cm" style:line-height-at-least="0.353cm" fo:text-indent="0cm" style:auto-text-indent="false" style:text-autospace="none"/>
      <style:text-properties style:text-outline="false" style:text-line-through-style="none" style:font-name="Trebuchet MS" fo:font-size="15pt" fo:text-shadow="none" style:text-underline-style="none" style:letter-kerning="true" style:font-name-asian="Trebuchet MS" style:font-size-asian="15pt" style:font-name-complex="Trebuchet MS" style:font-size-complex="15pt" style:text-emphasize="none" style:text-overline-style="none" style:text-overline-color="font-color"/>
    </style:style>
    <style:style style:name="P2" style:family="paragraph" style:parent-style-name="Standard" style:list-style-name="">
      <style:paragraph-properties fo:margin-left="0cm" fo:margin-right="0cm" fo:margin-top="0cm" fo:margin-bottom="0cm" style:line-height-at-least="0.353cm" fo:text-indent="0cm" style:auto-text-indent="false" style:text-autospace="none"/>
      <style:text-properties style:text-outline="false" style:text-line-through-style="none" style:font-name="Trebuchet MS" fo:font-size="15pt" fo:font-style="normal" fo:text-shadow="none" style:text-underline-style="none" fo:font-weight="normal" style:letter-kerning="true" style:font-name-asian="Trebuchet MS" style:font-size-asian="15pt" style:font-style-asian="normal" style:font-weight-asian="normal" style:font-name-complex="Trebuchet MS" style:font-size-complex="15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 style:list-style-name="L1">
      <style:paragraph-properties fo:margin-left="0cm" fo:margin-right="0cm" fo:margin-top="0cm" fo:margin-bottom="0cm" style:line-height-at-least="0.353cm" fo:text-indent="0cm" style:auto-text-indent="false" style:text-autospace="none"/>
      <style:text-properties style:text-outline="false" style:text-line-through-style="none" style:font-name="Trebuchet MS" fo:font-size="15pt" fo:font-style="normal" fo:text-shadow="none" style:text-underline-style="none" fo:font-weight="normal" style:letter-kerning="true" style:font-name-asian="Trebuchet MS" style:font-size-asian="15pt" style:font-style-asian="normal" style:font-weight-asian="normal" style:font-name-complex="Trebuchet MS" style:font-size-complex="15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 style:list-style-name="">
      <style:paragraph-properties fo:margin-left="0cm" fo:margin-right="0cm" fo:margin-top="0cm" fo:margin-bottom="0cm" style:line-height-at-least="0.353cm" fo:text-indent="0cm" style:auto-text-indent="false" style:text-autospace="none"/>
      <style:text-properties fo:color="#ff6d22" style:text-outline="false" style:text-line-through-style="none" style:font-name="Trebuchet MS" fo:font-size="15pt" fo:font-style="normal" fo:text-shadow="none" style:text-underline-style="none" fo:font-weight="normal" style:letter-kerning="true" style:font-name-asian="Trebuchet MS" style:font-size-asian="15pt" style:font-style-asian="normal" style:font-weight-asian="normal" style:font-name-complex="Trebuchet MS" style:font-size-complex="15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margin-top="0cm" fo:margin-bottom="0cm" style:line-height-at-least="0.353cm" style:text-autospace="none"/>
      <style:text-properties style:text-outline="false" style:text-line-through-style="none" style:font-name="Trebuchet MS" fo:font-size="15pt" fo:text-shadow="none" style:text-underline-style="none" style:letter-kerning="true" style:font-name-asian="Trebuchet MS" style:font-size-asian="15pt" style:font-name-complex="Trebuchet MS" style:font-size-complex="15pt" style:text-emphasize="none" style:text-overline-style="none" style:text-overline-color="font-color"/>
    </style:style>
    <style:style style:name="P6" style:family="paragraph" style:parent-style-name="Standard">
      <style:paragraph-properties fo:margin-top="0cm" fo:margin-bottom="0cm" style:line-height-at-least="0.353cm" style:text-autospace="none"/>
      <style:text-properties style:text-outline="false" style:text-line-through-style="none" style:font-name="Trebuchet MS" fo:font-size="15pt" fo:font-style="normal" fo:text-shadow="none" style:text-underline-style="none" fo:font-weight="normal" style:letter-kerning="true" style:font-name-asian="Trebuchet MS" style:font-size-asian="15pt" style:font-style-asian="normal" style:font-weight-asian="normal" style:font-name-complex="Trebuchet MS" style:font-size-complex="15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 style:list-style-name="L4">
      <style:paragraph-properties fo:margin-top="0cm" fo:margin-bottom="0cm" style:line-height-at-least="0.353cm" style:text-autospace="none"/>
      <style:text-properties style:text-outline="false" style:text-line-through-style="none" style:font-name="Trebuchet MS" fo:font-size="15pt" fo:font-style="normal" fo:text-shadow="none" style:text-underline-style="none" fo:font-weight="normal" style:letter-kerning="true" style:font-name-asian="Trebuchet MS" style:font-size-asian="15pt" style:font-style-asian="normal" style:font-weight-asian="normal" style:font-name-complex="Trebuchet MS" style:font-size-complex="15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paragraph-properties fo:margin-top="0cm" fo:margin-bottom="0cm" style:line-height-at-least="0.353cm" style:text-autospace="none"/>
    </style:style>
    <style:style style:name="T1" style:family="text">
      <style:text-properties style:font-name="Trebuchet MS1" fo:font-size="14pt" fo:language="en" fo:country="US" style:font-size-asian="14pt" style:language-asian="en" style:country-asian="US" style:font-name-complex="Angsana New" style:font-size-complex="14pt" style:language-complex="th" style:country-complex="TH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outline="false" style:text-line-through-style="none" style:font-name="Trebuchet MS" fo:font-size="15pt" fo:font-style="normal" fo:text-shadow="none" style:text-underline-style="none" fo:font-weight="normal" style:letter-kerning="true" style:font-name-asian="Trebuchet MS" style:font-size-asian="15pt" style:font-style-asian="normal" style:font-weight-asian="normal" style:font-name-complex="Trebuchet MS" style:font-size-complex="15pt" style:font-style-complex="normal" style:font-weight-complex="normal" style:text-emphasize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77507801" text:style-name="L1">
        <text:list-item>
          <text:p text:style-name="P3"><text:span text:style-name="T1">Setup Your Project Environment for Hibernate?</text:span></text:p>
          <text:p text:style-name="P3"><text:span text:style-name="T1"/></text:p>
        </text:list-item>
      </text:list>
      <text:p text:style-name="P2">Ans: </text:p>
      <text:p text:style-name="P8"><text:span text:style-name="T3">1. Before creating Hibernate Application you have to download following jar files.</text:span></text:p>
      <text:p text:style-name="P5"><text:span text:style-name="T2">hibernate4.jar file</text:span></text:p>
      <text:list xml:id="list488552773" text:style-name="L4">
        <text:list-item>
          <text:p text:style-name="P7">cglib</text:p>
        </text:list-item>
        <text:list-item>
          <text:p text:style-name="P7">log4j</text:p>
        </text:list-item>
        <text:list-item>
          <text:p text:style-name="P7">commons</text:p>
        </text:list-item>
        <text:list-item>
          <text:p text:style-name="P7">SLF4J</text:p>
        </text:list-item>
        <text:list-item>
          <text:p text:style-name="P7">dom4j</text:p>
        </text:list-item>
        <text:list-item>
          <text:p text:style-name="P7">xalan</text:p>
        </text:list-item>
        <text:list-item>
          <text:p text:style-name="P7">Xerces</text:p>
        </text:list-item>
      </text:list>
      <text:p text:style-name="P6">2. Create the Persistent class(Emertxe.java).</text:p>
      <text:p text:style-name="P5"/>
      <text:p text:style-name="P6">3. Create the mapping file for Persistent class(emertxe.hbm.xml).</text:p>
      <text:p text:style-name="P5"/>
      <text:p text:style-name="P6">4. Create the Configuration file(hibernate.cfg.xml).</text:p>
      <text:p text:style-name="P5"/>
      <text:p text:style-name="P6">5. Create the class that retrieves or stores the persistent object(StoreData.java).</text:p>
      <text:p text:style-name="P5"/>
      <text:p text:style-name="P5"><text:span text:style-name="T2">6.Load the jar file. One of the way to load the jar file is to copy all the jar files under the JRE/lib/ext </text:span>folder. </text:p>
      <text:p text:style-name="P5"/>
      <text:p text:style-name="P6">7. Run the first hibernate application (StoreData.java)</text:p>
      <text:p text:style-name="P6"/>
      <text:p text:style-name="P6"/>
      <text:p text:style-name="P6"/>
      <text:p text:style-name="P1"/>
      <text:p text:style-name="P1"/>
      <text:p text:style-name="P4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Trebuchet MS" svg:font-family="'Trebuchet MS'" style:font-family-generic="swiss"/>
    <style:font-face style:name="Angsana New" svg:font-family="'Angsana New'" style:font-family-generic="system"/>
    <style:font-face style:name="AR PL KaitiM GB" svg:font-family="'AR PL KaitiM GB'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AR PL KaitiM GB1" svg:font-family="'AR PL KaitiM GB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KaitiM GB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AR PL KaitiM GB1" style:font-size-asian="14pt" style:font-name-complex="Lohit Hindi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text-indent="0.499cm" style:auto-text-indent="false"/>
    </style:style>
    <style:style style:name="Title1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Title2" style:family="paragraph" style:parent-style-name="Standard">
      <style:paragraph-properties fo:margin="100%" fo:margin-left="0cm" fo:margin-right="0.199cm" fo:margin-top="0.101cm" fo:margin-bottom="0.101cm" fo:text-align="center" style:justify-single-word="false" fo:text-indent="0cm" style:auto-text-indent="false"/>
      <style:text-properties fo:font-size="36pt" style:font-size-asian="36pt" style:font-size-complex="36pt"/>
    </style:style>
    <style:style style:name="WW-Heading" style:family="paragraph" style:parent-style-name="Standard">
      <style:paragraph-properties fo:margin-top="0.42cm" fo:margin-bottom="0.21cm"/>
      <style:text-properties fo:font-size="24pt" style:font-size-asian="24pt" style:font-size-complex="24pt"/>
    </style:style>
    <style:style style:name="Heading1" style:family="paragraph" style:parent-style-name="Standard"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ing2" style:family="paragraph" style:parent-style-name="Standard"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Dimension_20_Line" style:display-name="Dimension Line" style:family="paragraph" style:parent-style-name="Standard">
      <style:text-properties fo:font-size="12pt" style:font-size-asian="12pt" style:font-size-complex="12pt"/>
    </style:style>
    <style:style style:name="Blank_20_Slide_7e_LT_7e_Gliederung_20_1" style:display-name="Blank Slide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Lohit Hindi" fo:font-size="32pt" fo:letter-spacing="normal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Blank_20_Slide_7e_LT_7e_Gliederung_20_2" style:display-name="Blank Slide~LT~Gliederung 2" style:family="paragraph" style:parent-style-name="Blank_20_Slide_7e_LT_7e_Gliederung_20_1">
      <style:paragraph-properties fo:margin-top="0cm" fo:margin-bottom="0.4cm"/>
      <style:text-properties fo:font-size="28pt" style:font-size-asian="28pt" style:font-size-complex="28pt"/>
    </style:style>
    <style:style style:name="Blank_20_Slide_7e_LT_7e_Gliederung_20_3" style:display-name="Blank Slide~LT~Gliederung 3" style:family="paragraph" style:parent-style-name="Blank_20_Slide_7e_LT_7e_Gliederung_20_2">
      <style:paragraph-properties fo:margin-top="0cm" fo:margin-bottom="0.3cm"/>
      <style:text-properties fo:font-size="24pt" style:font-size-asian="24pt" style:font-size-complex="24pt"/>
    </style:style>
    <style:style style:name="Blank_20_Slide_7e_LT_7e_Gliederung_20_4" style:display-name="Blank Slide~LT~Gliederung 4" style:family="paragraph" style:parent-style-name="Blank_20_Slide_7e_LT_7e_Gliederung_20_3">
      <style:paragraph-properties fo:margin-top="0cm" fo:margin-bottom="0.199cm"/>
      <style:text-properties fo:font-size="20pt" style:font-size-asian="20pt" style:font-size-complex="20pt"/>
    </style:style>
    <style:style style:name="Blank_20_Slide_7e_LT_7e_Gliederung_20_5" style:display-name="Blank Slide~LT~Gliederung 5" style:family="paragraph" style:parent-style-name="Blank_20_Slide_7e_LT_7e_Gliederung_20_4">
      <style:paragraph-properties fo:margin-top="0cm" fo:margin-bottom="0.101cm"/>
    </style:style>
    <style:style style:name="Blank_20_Slide_7e_LT_7e_Gliederung_20_6" style:display-name="Blank Slide~LT~Gliederung 6" style:family="paragraph" style:parent-style-name="Blank_20_Slide_7e_LT_7e_Gliederung_20_5"/>
    <style:style style:name="Blank_20_Slide_7e_LT_7e_Gliederung_20_7" style:display-name="Blank Slide~LT~Gliederung 7" style:family="paragraph" style:parent-style-name="Blank_20_Slide_7e_LT_7e_Gliederung_20_6"/>
    <style:style style:name="Blank_20_Slide_7e_LT_7e_Gliederung_20_8" style:display-name="Blank Slide~LT~Gliederung 8" style:family="paragraph" style:parent-style-name="Blank_20_Slide_7e_LT_7e_Gliederung_20_7"/>
    <style:style style:name="Blank_20_Slide_7e_LT_7e_Gliederung_20_9" style:display-name="Blank Slide~LT~Gliederung 9" style:family="paragraph" style:parent-style-name="Blank_20_Slide_7e_LT_7e_Gliederung_20_8"/>
    <style:style style:name="Blank_20_Slide_7e_LT_7e_Titel" style:display-name="Blank Slid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ohit Hindi" fo:font-size="44pt" fo:letter-spacing="normal" fo:font-style="normal" fo:text-shadow="none" style:text-underline-style="none" fo:font-weight="normal" style:letter-kerning="true" style:font-name-asian="Lohit Hindi" style:font-size-asian="44pt" style:font-style-asian="normal" style:font-weight-asian="normal" style:font-name-complex="Lohit Hindi" style:font-size-complex="44pt" style:font-style-complex="normal" style:font-weight-complex="normal" style:text-emphasize="none" style:text-overline-style="none" style:text-overline-color="font-color"/>
    </style:style>
    <style:style style:name="Blank_20_Slide_7e_LT_7e_Untertitel" style:display-name="Blank Slide~LT~Untertitel" style:family="paragraph">
      <style:paragraph-properties fo:margin="100%"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Blank_20_Slide_7e_LT_7e_Notizen" style:display-name="Blank Slide~LT~Notizen" style:family="paragraph">
      <style:paragraph-properties fo:margin="100%" fo:margin-left="0.6cm" fo:margin-right="0cm" fo:text-indent="0cm" style:auto-text-indent="false" style:text-autospace="none"/>
      <style:text-properties style:use-window-font-color="true" style:text-outline="false" style:text-line-through-style="none" style:font-name="Lohit Hindi" fo:font-size="20pt" fo:font-style="normal" fo:text-shadow="none" style:text-underline-style="none" fo:font-weight="normal" style:letter-kerning="true" style:font-name-asian="Lohit Hindi" style:font-size-asian="20pt" style:font-style-asian="normal" style:font-weight-asian="normal" style:font-name-complex="Lohit Hindi" style:font-size-complex="20pt" style:font-style-complex="normal" style:font-weight-complex="normal" style:text-emphasize="none" style:text-overline-style="none" style:text-overline-color="font-color"/>
    </style:style>
    <style:style style:name="Blank_20_Slide_7e_LT_7e_Hintergrundobjekte" style:display-name="Blank Slide~LT~Hintergrundobjekte" style:family="paragraph">
      <style:paragraph-properties style:text-autospace="none"/>
      <style:text-properties style:letter-kerning="true"/>
    </style:style>
    <style:style style:name="Blank_20_Slide_7e_LT_7e_Hintergrund" style:display-name="Blank Slide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Lohit Hindi" fo:font-size="18pt" style:letter-kerning="true" style:font-name-asian="Lohit Hindi" style:font-size-asian="18pt" style:font-name-complex="Lohit Hindi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="100%" fo:margin-left="0.6cm" fo:margin-right="0cm" fo:text-indent="0cm" style:auto-text-indent="false" style:text-autospace="none"/>
      <style:text-properties style:use-window-font-color="true" style:text-outline="false" style:text-line-through-style="none" style:font-name="Lohit Hindi" fo:font-size="20pt" fo:font-style="normal" fo:text-shadow="none" style:text-underline-style="none" fo:font-weight="normal" style:letter-kerning="true" style:font-name-asian="Lohit Hindi" style:font-size-asian="20pt" style:font-style-asian="normal" style:font-weight-asian="normal" style:font-name-complex="Lohit Hindi" style:font-size-complex="20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Lohit Hindi" fo:font-size="32pt" fo:letter-spacing="normal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cm" fo:margin-bottom="0.4cm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cm" fo:margin-bottom="0.3cm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cm" fo:margin-bottom="0.199cm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cm" fo:margin-bottom="0.101cm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Object_20_with_20_no_20_fill_20_and_20_no_20_line" style:display-name="Object with no fill and no line" style:family="paragraph" style:parent-style-name="Standard"/>
    <style:style style:name="Default_7e_LT_7e_Gliederung_20_1" style:display-name="Default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Lohit Hindi" fo:font-size="32pt" fo:letter-spacing="normal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ohit Hindi" fo:font-size="44pt" fo:letter-spacing="normal" fo:font-style="normal" fo:text-shadow="none" style:text-underline-style="none" fo:font-weight="normal" style:letter-kerning="true" style:font-name-asian="Lohit Hindi" style:font-size-asian="44pt" style:font-style-asian="normal" style:font-weight-asian="normal" style:font-name-complex="Lohit Hindi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="100%"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="100%" fo:margin-left="0.6cm" fo:margin-right="0cm" fo:text-indent="0cm" style:auto-text-indent="false" style:text-autospace="none"/>
      <style:text-properties style:use-window-font-color="true" style:text-outline="false" style:text-line-through-style="none" style:font-name="Lohit Hindi" fo:font-size="20pt" fo:font-style="normal" fo:text-shadow="none" style:text-underline-style="none" fo:font-weight="normal" style:letter-kerning="true" style:font-name-asian="Lohit Hindi" style:font-size-asian="20pt" style:font-style-asian="normal" style:font-weight-asian="normal" style:font-name-complex="Lohit Hindi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_20_1_7e_LT_7e_Gliederung_20_1" style:display-name="Default 1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Lohit Hindi" fo:font-size="32pt" fo:letter-spacing="normal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Default_20_1_7e_LT_7e_Gliederung_20_2" style:display-name="Default 1~LT~Gliederung 2" style:family="paragraph" style:parent-style-name="Default_20_1_7e_LT_7e_Gliederung_20_1">
      <style:paragraph-properties fo:margin-top="0cm" fo:margin-bottom="0.4cm"/>
      <style:text-properties fo:font-size="28pt" style:font-size-asian="28pt" style:font-size-complex="28pt"/>
    </style:style>
    <style:style style:name="Default_20_1_7e_LT_7e_Gliederung_20_3" style:display-name="Default 1~LT~Gliederung 3" style:family="paragraph" style:parent-style-name="Default_20_1_7e_LT_7e_Gliederung_20_2">
      <style:paragraph-properties fo:margin-top="0cm" fo:margin-bottom="0.3cm"/>
      <style:text-properties fo:font-size="24pt" style:font-size-asian="24pt" style:font-size-complex="24pt"/>
    </style:style>
    <style:style style:name="Default_20_1_7e_LT_7e_Gliederung_20_4" style:display-name="Default 1~LT~Gliederung 4" style:family="paragraph" style:parent-style-name="Default_20_1_7e_LT_7e_Gliederung_20_3">
      <style:paragraph-properties fo:margin-top="0cm" fo:margin-bottom="0.199cm"/>
      <style:text-properties fo:font-size="20pt" style:font-size-asian="20pt" style:font-size-complex="20pt"/>
    </style:style>
    <style:style style:name="Default_20_1_7e_LT_7e_Gliederung_20_5" style:display-name="Default 1~LT~Gliederung 5" style:family="paragraph" style:parent-style-name="Default_20_1_7e_LT_7e_Gliederung_20_4">
      <style:paragraph-properties fo:margin-top="0cm" fo:margin-bottom="0.101cm"/>
    </style:style>
    <style:style style:name="Default_20_1_7e_LT_7e_Gliederung_20_6" style:display-name="Default 1~LT~Gliederung 6" style:family="paragraph" style:parent-style-name="Default_20_1_7e_LT_7e_Gliederung_20_5"/>
    <style:style style:name="Default_20_1_7e_LT_7e_Gliederung_20_7" style:display-name="Default 1~LT~Gliederung 7" style:family="paragraph" style:parent-style-name="Default_20_1_7e_LT_7e_Gliederung_20_6"/>
    <style:style style:name="Default_20_1_7e_LT_7e_Gliederung_20_8" style:display-name="Default 1~LT~Gliederung 8" style:family="paragraph" style:parent-style-name="Default_20_1_7e_LT_7e_Gliederung_20_7"/>
    <style:style style:name="Default_20_1_7e_LT_7e_Gliederung_20_9" style:display-name="Default 1~LT~Gliederung 9" style:family="paragraph" style:parent-style-name="Default_20_1_7e_LT_7e_Gliederung_20_8"/>
    <style:style style:name="Default_20_1_7e_LT_7e_Titel" style:display-name="Default 1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ohit Hindi" fo:font-size="44pt" fo:letter-spacing="normal" fo:font-style="normal" fo:text-shadow="none" style:text-underline-style="none" fo:font-weight="normal" style:letter-kerning="true" style:font-name-asian="Lohit Hindi" style:font-size-asian="44pt" style:font-style-asian="normal" style:font-weight-asian="normal" style:font-name-complex="Lohit Hindi" style:font-size-complex="44pt" style:font-style-complex="normal" style:font-weight-complex="normal" style:text-emphasize="none" style:text-overline-style="none" style:text-overline-color="font-color"/>
    </style:style>
    <style:style style:name="Default_20_1_7e_LT_7e_Untertitel" style:display-name="Default 1~LT~Untertitel" style:family="paragraph">
      <style:paragraph-properties fo:margin="100%"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ohit Hindi" fo:font-size="32pt" fo:font-style="normal" fo:text-shadow="none" style:text-underline-style="none" fo:font-weight="normal" style:letter-kerning="true" style:font-name-asian="Lohit Hindi" style:font-size-asian="32pt" style:font-style-asian="normal" style:font-weight-asian="normal" style:font-name-complex="Lohit Hindi" style:font-size-complex="32pt" style:font-style-complex="normal" style:font-weight-complex="normal" style:text-emphasize="none" style:text-overline-style="none" style:text-overline-color="font-color"/>
    </style:style>
    <style:style style:name="Default_20_1_7e_LT_7e_Notizen" style:display-name="Default 1~LT~Notizen" style:family="paragraph">
      <style:paragraph-properties fo:margin="100%" fo:margin-left="0.6cm" fo:margin-right="0cm" fo:text-indent="0cm" style:auto-text-indent="false" style:text-autospace="none"/>
      <style:text-properties style:use-window-font-color="true" style:text-outline="false" style:text-line-through-style="none" style:font-name="Lohit Hindi" fo:font-size="20pt" fo:font-style="normal" fo:text-shadow="none" style:text-underline-style="none" fo:font-weight="normal" style:letter-kerning="true" style:font-name-asian="Lohit Hindi" style:font-size-asian="20pt" style:font-style-asian="normal" style:font-weight-asian="normal" style:font-name-complex="Lohit Hindi" style:font-size-complex="20pt" style:font-style-complex="normal" style:font-weight-complex="normal" style:text-emphasize="none" style:text-overline-style="none" style:text-overline-color="font-color"/>
    </style:style>
    <style:style style:name="Default_20_1_7e_LT_7e_Hintergrundobjekte" style:display-name="Default 1~LT~Hintergrundobjekte" style:family="paragraph">
      <style:paragraph-properties style:text-autospace="none"/>
      <style:text-properties style:letter-kerning="true"/>
    </style:style>
    <style:style style:name="Default_20_1_7e_LT_7e_Hintergrund" style:display-name="Default 1~LT~Hintergrund" style:family="paragraph">
      <style:paragraph-properties style:text-autospace="none"/>
      <style:text-properties style:letter-kerning="true"/>
    </style:style>
    <style:style style:name="Title2_7e_LT_7e_Gliederung_20_1" style:display-name="Title2~LT~Gliederung 1" style:family="paragraph">
      <style:paragraph-properties fo:margin="100%" fo:margin-left="0.953cm" fo:margin-right="0cm" fo:margin-top="0cm" fo:margin-bottom="0.503cm" fo:line-height="92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font-name="AR PL KaitiM GB" fo:font-size="32pt" fo:font-style="normal" fo:text-shadow="none" style:text-underline-style="none" fo:font-weight="normal" style:letter-kerning="true" style:font-name-asian="AR PL KaitiM GB" style:font-size-asian="32pt" style:font-style-asian="normal" style:font-weight-asian="normal" style:font-name-complex="AR PL KaitiM GB" style:font-size-complex="32pt" style:font-style-complex="normal" style:font-weight-complex="normal" style:text-emphasize="none" style:text-overline-style="none" style:text-overline-color="font-color"/>
    </style:style>
    <style:style style:name="Title2_7e_LT_7e_Gliederung_20_2" style:display-name="Title2~LT~Gliederung 2" style:family="paragraph" style:parent-style-name="Title2_7e_LT_7e_Gliederung_20_1">
      <style:paragraph-properties fo:margin="100%" fo:margin-left="2.064cm" fo:margin-right="0cm" fo:margin-top="0cm" fo:margin-bottom="0.4cm" fo:text-indent="0cm" style:auto-text-indent="false">
        <style:tab-stops>
          <style:tab-stop style:position="-2.064cm"/>
          <style:tab-stop style:position="-1.632cm"/>
          <style:tab-stop style:position="-0.385cm"/>
          <style:tab-stop style:position="0.864cm"/>
          <style:tab-stop style:position="2.111cm"/>
          <style:tab-stop style:position="3.358cm"/>
          <style:tab-stop style:position="4.607cm"/>
          <style:tab-stop style:position="5.856cm"/>
          <style:tab-stop style:position="7.103cm"/>
          <style:tab-stop style:position="8.352cm"/>
          <style:tab-stop style:position="9.599cm"/>
          <style:tab-stop style:position="10.848cm"/>
          <style:tab-stop style:position="12.095cm"/>
          <style:tab-stop style:position="13.344cm"/>
          <style:tab-stop style:position="14.591cm"/>
          <style:tab-stop style:position="15.84cm"/>
          <style:tab-stop style:position="17.087cm"/>
          <style:tab-stop style:position="18.336cm"/>
          <style:tab-stop style:position="19.583cm"/>
          <style:tab-stop style:position="20.832cm"/>
          <style:tab-stop style:position="22.079cm"/>
        </style:tab-stops>
      </style:paragraph-properties>
      <style:text-properties fo:font-size="28pt" style:font-size-asian="28pt" style:font-size-complex="28pt"/>
    </style:style>
    <style:style style:name="Title2_7e_LT_7e_Gliederung_20_3" style:display-name="Title2~LT~Gliederung 3" style:family="paragraph" style:parent-style-name="Title2_7e_LT_7e_Gliederung_20_2">
      <style:paragraph-properties fo:margin="100%" fo:margin-left="3.175cm" fo:margin-right="0cm" fo:margin-top="0cm" fo:margin-bottom="0.3cm" fo:text-indent="0cm" style:auto-text-indent="false">
        <style:tab-stops>
          <style:tab-stop style:position="-3.175cm"/>
          <style:tab-stop style:position="-2.607cm"/>
          <style:tab-stop style:position="-1.358cm"/>
          <style:tab-stop style:position="-0.111cm"/>
          <style:tab-stop style:position="1.138cm"/>
          <style:tab-stop style:position="2.385cm"/>
          <style:tab-stop style:position="3.634cm"/>
          <style:tab-stop style:position="4.881cm"/>
          <style:tab-stop style:position="6.13cm"/>
          <style:tab-stop style:position="7.377cm"/>
          <style:tab-stop style:position="8.625cm"/>
          <style:tab-stop style:position="9.872cm"/>
          <style:tab-stop style:position="11.121cm"/>
          <style:tab-stop style:position="12.368cm"/>
          <style:tab-stop style:position="13.617cm"/>
          <style:tab-stop style:position="14.864cm"/>
          <style:tab-stop style:position="16.113cm"/>
          <style:tab-stop style:position="17.36cm"/>
          <style:tab-stop style:position="18.609cm"/>
          <style:tab-stop style:position="19.856cm"/>
          <style:tab-stop style:position="21.103cm"/>
        </style:tab-stops>
      </style:paragraph-properties>
      <style:text-properties fo:font-size="24pt" style:font-size-asian="24pt" style:font-size-complex="24pt"/>
    </style:style>
    <style:style style:name="Title2_7e_LT_7e_Gliederung_20_4" style:display-name="Title2~LT~Gliederung 4" style:family="paragraph" style:parent-style-name="Title2_7e_LT_7e_Gliederung_20_3">
      <style:paragraph-properties fo:margin="100%" fo:margin-left="4.445cm" fo:margin-right="0cm" fo:margin-top="0cm" fo:margin-bottom="0.203cm" fo:text-indent="0cm" style:auto-text-indent="false">
        <style:tab-stops>
          <style:tab-stop style:position="-4.445cm"/>
          <style:tab-stop style:position="-3.898cm"/>
          <style:tab-stop style:position="-2.651cm"/>
          <style:tab-stop style:position="-1.402cm"/>
          <style:tab-stop style:position="-0.155cm"/>
          <style:tab-stop style:position="1.094cm"/>
          <style:tab-stop style:position="2.341cm"/>
          <style:tab-stop style:position="3.59cm"/>
          <style:tab-stop style:position="4.837cm"/>
          <style:tab-stop style:position="6.085cm"/>
          <style:tab-stop style:position="7.332cm"/>
          <style:tab-stop style:position="8.581cm"/>
          <style:tab-stop style:position="9.828cm"/>
          <style:tab-stop style:position="11.077cm"/>
          <style:tab-stop style:position="12.324cm"/>
          <style:tab-stop style:position="13.573cm"/>
          <style:tab-stop style:position="14.82cm"/>
          <style:tab-stop style:position="16.069cm"/>
          <style:tab-stop style:position="17.316cm"/>
          <style:tab-stop style:position="18.563cm"/>
          <style:tab-stop style:position="19.812cm"/>
        </style:tab-stops>
      </style:paragraph-properties>
      <style:text-properties fo:font-size="20pt" style:font-size-asian="20pt" style:font-size-complex="20pt"/>
    </style:style>
    <style:style style:name="Title2_7e_LT_7e_Gliederung_20_5" style:display-name="Title2~LT~Gliederung 5" style:family="paragraph" style:parent-style-name="Title2_7e_LT_7e_Gliederung_20_4">
      <style:paragraph-properties fo:margin="100%" fo:margin-left="5.715cm" fo:margin-right="0cm" fo:margin-top="0cm" fo:margin-bottom="0.101cm" fo:text-indent="0cm" style:auto-text-indent="false">
        <style:tab-stops>
          <style:tab-stop style:position="-5.715cm"/>
          <style:tab-stop style:position="-5.191cm"/>
          <style:tab-stop style:position="-3.942cm"/>
          <style:tab-stop style:position="-2.695cm"/>
          <style:tab-stop style:position="-1.446cm"/>
          <style:tab-stop style:position="-0.199cm"/>
          <style:tab-stop style:position="1.05cm"/>
          <style:tab-stop style:position="2.297cm"/>
          <style:tab-stop style:position="3.545cm"/>
          <style:tab-stop style:position="4.792cm"/>
          <style:tab-stop style:position="6.041cm"/>
          <style:tab-stop style:position="7.288cm"/>
          <style:tab-stop style:position="8.537cm"/>
          <style:tab-stop style:position="9.784cm"/>
          <style:tab-stop style:position="11.033cm"/>
          <style:tab-stop style:position="12.28cm"/>
          <style:tab-stop style:position="13.529cm"/>
          <style:tab-stop style:position="14.776cm"/>
          <style:tab-stop style:position="16.023cm"/>
          <style:tab-stop style:position="17.272cm"/>
          <style:tab-stop style:position="18.521cm"/>
        </style:tab-stops>
      </style:paragraph-properties>
    </style:style>
    <style:style style:name="Title2_7e_LT_7e_Gliederung_20_6" style:display-name="Title2~LT~Gliederung 6" style:family="paragraph" style:parent-style-name="Title2_7e_LT_7e_Gliederung_20_5"/>
    <style:style style:name="Title2_7e_LT_7e_Gliederung_20_7" style:display-name="Title2~LT~Gliederung 7" style:family="paragraph" style:parent-style-name="Title2_7e_LT_7e_Gliederung_20_6"/>
    <style:style style:name="Title2_7e_LT_7e_Gliederung_20_8" style:display-name="Title2~LT~Gliederung 8" style:family="paragraph" style:parent-style-name="Title2_7e_LT_7e_Gliederung_20_7"/>
    <style:style style:name="Title2_7e_LT_7e_Gliederung_20_9" style:display-name="Title2~LT~Gliederung 9" style:family="paragraph" style:parent-style-name="Title2_7e_LT_7e_Gliederung_20_8"/>
    <style:style style:name="Title2_7e_LT_7e_Titel" style:display-name="Title2~LT~Titel" style:family="paragraph">
      <style:paragraph-properties fo:margin="100%" fo:margin-left="0cm" fo:margin-right="0cm" fo:margin-top="0cm" fo:margin-bottom="0cm" fo:line-height="92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AR PL KaitiM GB" fo:font-size="44pt" fo:font-style="normal" fo:text-shadow="none" style:text-underline-style="none" fo:font-weight="normal" style:letter-kerning="true" style:font-name-asian="AR PL KaitiM GB" style:font-size-asian="44pt" style:font-style-asian="normal" style:font-weight-asian="normal" style:font-name-complex="AR PL KaitiM GB" style:font-size-complex="44pt" style:font-style-complex="normal" style:font-weight-complex="normal" style:text-emphasize="none" style:text-overline-style="none" style:text-overline-color="font-color"/>
    </style:style>
    <style:style style:name="Title2_7e_LT_7e_Untertitel" style:display-name="Title2~LT~Untertitel" style:family="paragraph">
      <style:paragraph-properties fo:margin="100%" fo:margin-left="0.953cm" fo:margin-right="0cm" fo:margin-top="0cm" fo:margin-bottom="0cm" fo:line-height="92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font-name="AR PL KaitiM GB" fo:font-size="32pt" fo:font-style="normal" fo:text-shadow="none" style:text-underline-style="none" fo:font-weight="normal" style:letter-kerning="true" style:font-name-asian="AR PL KaitiM GB" style:font-size-asian="32pt" style:font-style-asian="normal" style:font-weight-asian="normal" style:font-name-complex="AR PL KaitiM GB" style:font-size-complex="32pt" style:font-style-complex="normal" style:font-weight-complex="normal" style:text-emphasize="none" style:text-overline-style="none" style:text-overline-color="font-color"/>
    </style:style>
    <style:style style:name="Title2_7e_LT_7e_Notizen" style:display-name="Title2~LT~Notizen" style:family="paragraph">
      <style:paragraph-properties fo:margin="100%" fo:margin-left="0cm" fo:margin-right="0cm" fo:margin-top="0.159cm" fo:margin-bottom="0cm" style:line-height-at-least="0.353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ohit Hindi" fo:font-size="28pt" fo:font-style="normal" fo:text-shadow="none" style:text-underline-style="none" fo:font-weight="normal" style:letter-kerning="true" style:font-name-asian="Lohit Hindi" style:font-size-asian="28pt" style:font-style-asian="normal" style:font-weight-asian="normal" style:font-name-complex="Lohit Hindi" style:font-size-complex="28pt" style:font-style-complex="normal" style:font-weight-complex="normal" style:text-emphasize="none" style:text-overline-style="none" style:text-overline-color="font-color"/>
    </style:style>
    <style:style style:name="Title2_7e_LT_7e_Hintergrundobjekte" style:display-name="Title2~LT~Hintergrundobjekte" style:family="paragraph">
      <style:paragraph-properties style:text-autospace="none"/>
      <style:text-properties style:letter-kerning="true"/>
    </style:style>
    <style:style style:name="Title2_7e_LT_7e_Hintergrund" style:display-name="Title2~LT~Hintergrund" style:family="paragraph">
      <style:paragraph-properties fo:text-align="center" style:justify-single-word="false" style:text-autospace="none"/>
    </style:style>
    <style:style style:name="WW-Heading1" style:family="paragraph" style:parent-style-name="Standard">
      <style:paragraph-properties fo:margin-top="0.42cm" fo:margin-bottom="0.21cm"/>
      <style:text-properties fo:font-size="24pt" style:font-size-asian="24pt" style:font-size-complex="24pt"/>
    </style:style>
    <style:style style:name="WW-Heading12" style:family="paragraph" style:parent-style-name="Standard">
      <style:paragraph-properties fo:margin-top="0.42cm" fo:margin-bottom="0.21cm"/>
      <style:text-properties fo:font-size="24pt" style:font-size-asian="24pt" style:font-size-complex="24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khitha </meta:initial-creator>
    <meta:creation-date>2014-07-11T16:31:45</meta:creation-date>
    <dc:date>2014-07-11T16:48:47</dc:date>
    <dc:creator>Likhitha </dc:creator>
    <meta:editing-duration>PT1M11S</meta:editing-duration>
    <meta:editing-cycles>1</meta:editing-cycles>
    <meta:document-statistic meta:table-count="0" meta:image-count="0" meta:object-count="0" meta:page-count="1" meta:paragraph-count="17" meta:word-count="90" meta:character-count="608" meta:non-whitespace-character-count="535"/>
    <meta:generator>LibreOffice/3.5$Linux_x86 LibreOffice_project/350m1$Build-2</meta:generator>
  </office:meta>
</office:document-meta>
</file>